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hadow="none"/>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hadow="none"/>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5"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6" style:family="paragraph" style:parent-style-name="Text_20_body">
      <style:paragraph-properties fo:margin-top="0in" fo:margin-bottom="0in"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7"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Standard">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margin-top="0in" fo:margin-bottom="0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0" style:family="paragraph" style:parent-style-name="Standard">
      <style:paragraph-properties fo:margin-top="0in" fo:margin-bottom="0.0799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1" style:family="paragraph" style:parent-style-name="Standard">
      <style:paragraph-properties fo:margin-top="0in" fo:margin-bottom="0.0799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2"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3" style:family="paragraph" style:parent-style-name="Heading_20_1">
      <style:text-properties fo:language="en" fo:country="US"/>
    </style:style>
    <style:style style:name="P14" style:family="paragraph" style:parent-style-name="Footnote">
      <style:paragraph-properties fo:text-align="justify" style:justify-single-word="false"/>
      <style:text-properties fo:language="en" fo:country="US"/>
    </style:style>
    <style:style style:name="P15" style:family="paragraph" style:parent-style-name="Heading_20_3">
      <style:text-properties fo:language="en" fo:country="US"/>
    </style:style>
    <style:style style:name="P16" style:family="paragraph" style:parent-style-name="Heading_20_3">
      <style:text-properties fo:language="en" fo:country="US" style:language-asian="zxx" style:country-asian="none" style:language-complex="zxx" style:country-complex="none"/>
    </style:style>
    <style:style style:name="P17" style:family="paragraph" style:parent-style-name="Standard">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8"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9"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20"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21"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2" style:family="paragraph" style:parent-style-name="Table_20_Contents">
      <style:paragraph-properties fo:text-align="justify" style:justify-single-word="false"/>
      <style:text-properties style:font-name="Times New Roman" fo:language="en" fo:country="US"/>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1pt" fo:font-weight="bold" style:font-size-asian="11pt" style:font-weight-asian="bold" style:font-size-complex="11pt"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ART plugin implementing OSSI version 2.0</text:h>
      <text:p text:style-name="P2"/>
      <text:p text:style-name="P2">June 20, 2015</text:p>
      <text:p text:style-name="P1"/>
      <text:h text:style-name="P13" text:outline-level="1">Preamble</text:h>
      <text:p text:style-name="P1">This is an ad-hoc documentation of the plugin (to piter and udaemon) providing user-friendly hooks for the OSS interface.</text:p>
      <text:p text:style-name="P1">This version is just the staring point. First I merged two separate plugins from Version 1.0: one for udaemon, the other for piter, into a single, unified file (named <text:span text:style-name="T1">shared_plug.tcl</text:span>) which can be used by both programs. The combined file provided a kind of “standard” framework for developing our target plugin, as well as similar plugins, in the future. Second, as of today, I have programmed the first set of commands (responses, replies) into the plugin according to our Interface Specification document for Alphanet 1.5, 2.0 ATOL (plus some clarifications inspired by Wlodek's work on actually implementing that interface in the Peg).</text:p>
      <text:p text:style-name="P1">Note: so far I have only tested it with piter.</text:p>
      <text:h text:style-name="P13" text:outline-level="1">Organization of shared plugins</text:h>
      <text:p text:style-name="P1">It makes sense to name the new plugin file <text:span text:style-name="T1">shared_plug.tcl</text:span>. When looking for a default plugin, piter now looks first for <text:span text:style-name="T1">piter_plug.tcl</text:span> and then for <text:span text:style-name="T1">shared_plug.tcl</text:span>. Similarly, udaemon first tries to open <text:span text:style-name="T1">uplug.tcl</text:span> and, when that fails, tries <text:span text:style-name="T1">shared_plug.tcl</text:span>. So any program-specific files take precedence over the shared plugin. To avoid confusion, we shall only keep a single (shared) version of the UART plugin with Alphanet 1.5.</text:p>
      <text:p text:style-name="P1">As described in the <text:span text:style-name="T1">Serial</text:span> document, piter and udaemon expect different views of their plugins. This is because the two programs operate in different environments and see different things.</text:p>
      <text:p text:style-name="P1">Thus, piter is expected to connect to a device looking like a single UART, i.e., its most important connection parameter is the device identifier. The plugin, in this case, knows that it will be working with a single device (in a single instance at a time).</text:p>
      <text:p text:style-name="P1">On the other hand, udaemon may handle multiple UART connections at the same time. Consequently, the plugin must be prepared to be active in several (independent) instances simultaneously.</text:p>
      <text:p text:style-name="P1">The environment-specific functions have been isolated from the plugin and moved to the end of the plugin file. I assume that their role is purely adaptive, i.e., their shape has been fixed. The actual beef of the plugin will be programmed entirely in an environment-independent fashion.</text:p>
      <text:p text:style-name="P1">The plugin can tell whether it runs under piter or under udaemon by performing this test:</text:p>
      <text:p text:style-name="P5"><text:tab/><text:span text:style-name="T4">global PM</text:span></text:p>
      <text:p text:style-name="P7"><text:soft-page-break/><text:tab/>…</text:p>
      <text:p text:style-name="P7"><text:tab/>if [info exists PM(DPF)] {</text:p>
      <text:p text:style-name="P7"><text:tab/><text:tab/>… piter</text:p>
      <text:p text:style-name="P7"><text:tab/>} else {</text:p>
      <text:p text:style-name="P7"><text:tab/><text:tab/>… udaemon</text:p>
      <text:p text:style-name="P4"><text:tab/>}</text:p>
      <text:p text:style-name="P1">This test is performed only once in the plugin, in the adaptation part, in order to define the right set of interface functions expected by the caller.</text:p>
      <text:h text:style-name="P13" text:outline-level="1">Command syntax</text:h>
      <text:p text:style-name="P1">The plugin borrows quite heavily from the OSS script which I programmed some time ago hoping that it would provide a unifying tool for implementing command line OSS interfaces for packet-oriented communication over UART. The <text:span text:style-name="T1">OSS</text:span> document describes some of the underlying features in detail. The present implementation is based on a subset of those features.</text:p>
      <text:p text:style-name="P1">A command (as entered by the user into the UART window) is a line of text starting with a keyword followed by arguments which roughly follow the general syntax of Tcl statements. This means that arguments to commands often look like Tcl selections and options, e.g.,</text:p>
      <text:p text:style-name="P1"><text:tab/>control -echo off -dump 3</text:p>
      <text:p text:style-name="P1">Any unique abbreviations of command keywords as well as option names can be used, so, in particular (at the present configuration of commands), the above line is equivalent to:</text:p>
      <text:p text:style-name="P1"><text:tab/>c -e off -d 3</text:p>
      <text:p text:style-name="P1">I have removed the previous built-in Renesas emulator. Instead, it is now possible to run looped scripts (command sequences) from files. The “emulator” was in fact doing pretty much that and nothing else.</text:p>
      <text:p text:style-name="P1">Note that so far I have implemented a subset of the required commands, responses, and reports. Adding more should now be easy, so I will wait until things settle down a bit.</text:p>
      <text:p text:style-name="P1">Some commands directly translate into sequences of bytes sent to the node, some other commands (notably control, see above) are internal. There is no syntactic distinction between the two kinds.</text:p>
      <text:p text:style-name="P1">A line whose the first non-blank character is # is treated as a comment and ignored. A line whose the first non-blank character is : is assumed to contain a Tcl script (whatever follows the : until the end of line). The script is executed in its own namespace. Before a command line is parsed, it is subjected to Tcl “substitution” (for variables and functions). This basically means that you can use variables and/or functions, e.g.,</text:p>
      <text:p text:style-name="P5"><text:tab/>:set dumplevel 3</text:p>
      <text:p text:style-name="P1"><text:tab/>control -dump $dumplevel</text:p>
      <text:p text:style-name="P1">or</text:p>
      <text:p text:style-name="P5"><text:tab/>:proc pars { i } { return "-mask $i -tags 4 5 6 7" }</text:p>
      <text:p text:style-name="P1"><text:tab/>setassoc [pars 3]</text:p>
      <text:p text:style-name="P1">This isn't probably extremely useful (well, maybe in callback files – see below), but <text:soft-page-break/>basically comes for free.</text:p>
      <text:h text:style-name="P13" text:outline-level="1">Internal commands</text:h>
      <text:p text:style-name="P1">Two commands are “special” in the sense that they do not directly transform into data sent to the node. One of them is:</text:p>
      <text:p text:style-name="P5"><text:tab/>control <text:tab/>-nodeid nid </text:p>
      <text:p text:style-name="P5"><text:tab/><text:tab/><text:tab/>-confirm ack|opref|both|off</text:p>
      <text:p text:style-name="P5"><text:tab/><text:tab/><text:tab/>-dump dlev</text:p>
      <text:p text:style-name="P5"><text:tab/><text:tab/><text:tab/>-echo on|off|scripts</text:p>
      <text:p text:style-name="P5"><text:tab/><text:tab/><text:tab/>-repeat nrep</text:p>
      <text:p text:style-name="P5"><text:tab/><text:tab/><text:tab/>-quiet on|off|acks|replicates</text:p>
      <text:p text:style-name="P1"><text:tab/><text:tab/><text:tab/>-show</text:p>
      <text:p text:style-name="P1">All parameters are optional. </text:p>
      <table:table table:name="Table1" table:style-name="Table1">
        <table:table-column table:style-name="Table1.A"/>
        <table:table-column table:style-name="Table1.B"/>
        <table:table-row>
          <table:table-cell table:style-name="Table1.A1" office:value-type="string">
            <text:p text:style-name="P22">-nodeid</text:p>
          </table:table-cell>
          <table:table-cell table:style-name="Table1.A1" office:value-type="string">
            <text:p text:style-name="P22">Sets the node Id as known by the plugin. Note that it doesn't send the value to the node, only informs the plugin that it should assume that the specified values is the node Id of the other party. When the plugin receives a node Id in response to getparams (see below), it will reset its notion of the node Id to the received value.</text:p>
          </table:table-cell>
        </table:table-row>
        <table:table-row>
          <table:table-cell table:style-name="Table1.A1" office:value-type="string">
            <text:p text:style-name="P22">-confirm</text:p>
          </table:table-cell>
          <table:table-cell table:style-name="Table1.A1" office:value-type="string">
            <text:p text:style-name="P22">The parameter sets flags that determine whether the commands issued to the node should request acknowledgments: frame level (ack), command (opref) level, or both. This basically means setting the most significant bit of frame sequence number and/or op_ref in the outgoing commands. Note that off clears both flags. Also note (see below) that these flags can be set individually for every outgoing command, so the flags defined this way represent defaults. Initially -confirm is “off”.</text:p>
          </table:table-cell>
        </table:table-row>
        <table:table-row>
          <table:table-cell table:style-name="Table1.A1" office:value-type="string">
            <text:p text:style-name="P22">-dump</text:p>
          </table:table-cell>
          <table:table-cell table:style-name="Table1.A1" office:value-type="string">
            <text:p text:style-name="P22">The parameter sets the dump level telling the plugin what information should be "dumped" to the terminal. The values are: 0 – nothing (this is the default), 1 – outgoing command packets (marked --&gt;), unrecognizable received packets (marked &lt;-E), received responses and reports (marked &lt;-O); also, when dump is 1 or more, the plugin will notify the user whenever a callback script starts or completes; 2 – additionally the plugin will dump non-redundant received ACKs (marked &lt;-A) and replicates of requests (marked &lt;-R), but only if they have not been silenced with -quiet (see below), all outgoing ACKs (marked A-&gt;); also, the plugin will notify the user about all activations (not only startup and completion) of callback scripts; 3 – additionally the plugin will report all packets that are ignored because they don't match the node Id assumed by the plugin (marked "&lt;-N").</text:p>
          </table:table-cell>
        </table:table-row>
        <table:table-row>
          <table:table-cell table:style-name="Table1.A1" office:value-type="string">
            <text:p text:style-name="P22">-echo</text:p>
          </table:table-cell>
          <table:table-cell table:style-name="Table1.A1" office:value-type="string">
            <text:p text:style-name="P22">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are will be shown in the terminal. Note that dumping is different, because commands are dumped in hex, whereas they are echoed <text:soft-page-break/>in their original friendly textual forms.</text:p>
          </table:table-cell>
        </table:table-row>
        <table:table-row>
          <table:table-cell table:style-name="Table1.A1" office:value-type="string">
            <text:p text:style-name="P22">-repeat</text:p>
          </table:table-cell>
          <table:table-cell table:style-name="Table1.A1" office:value-type="string">
            <text:p text:style-name="P22">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22">-quiet</text:p>
          </table:table-cell>
          <table:table-cell table:style-name="Table1.A1" office:value-type="string">
            <text:p text:style-name="P22">The argument tells whether to report (not dump) ACKs and replicates of responses or reports. When "on" none of those are reported, i.e., the option switches the reports off, e.g., -quiet acks means that ACKs will not be reported. Note that "off" will cause replicate ACKs to be reported.</text:p>
          </table:table-cell>
        </table:table-row>
        <table:table-row>
          <table:table-cell table:style-name="Table1.A1" office:value-type="string">
            <text:p text:style-name="P22">-show</text:p>
          </table:table-cell>
          <table:table-cell table:style-name="Table1.A1" office:value-type="string">
            <text:p text:style-name="P22">When this option is present (note that it takes no value), the plugin will show the present configuration of options.</text:p>
          </table:table-cell>
        </table:table-row>
      </table:table>
      <text:p text:style-name="P20"/>
      <text:p text:style-name="P1">The plugin will ignore a frame addressed to a different node (than the one known to the plugin), but only if the plugin does know a node Id (it has been set with control -nodeid or it has arrived from the node in response to getparams) and the node Id in the frame is nonzero. The plugin never ignores responses whose frame payloads specify different node Id's and reports them all (except for silenced replicates).</text:p>
      <text:p text:style-name="P1">Here is the command to handle callback scripts:</text:p>
      <text:p text:style-name="P5"><text:tab/>script<text:tab/>-loop delay</text:p>
      <text:p text:style-name="P5"><text:tab/><text:tab/>-count ntimes</text:p>
      <text:p text:style-name="P5"><text:tab/><text:tab/>-name id</text:p>
      <text:p text:style-name="P5"><text:tab/><text:tab/>-abort id … id</text:p>
      <text:p text:style-name="P5"><text:tab/><text:tab/>-show</text:p>
      <text:p text:style-name="P1"><text:tab/><text:tab/>filename</text:p>
      <text:p text:style-name="P1">A callback script is simply a sequence of commands stored in a file. The file can be run periodically at the specified intervals and (optionally) a prescribed number of times. At present those scripts work one way, i.e., they receive no feedback from the node. We shall see if this has to be corrected.</text:p>
      <text:p text:style-name="P17"/>
      <table:table table:name="Table2" table:style-name="Table2">
        <table:table-column table:style-name="Table2.A"/>
        <table:table-column table:style-name="Table2.B"/>
        <table:table-row>
          <table:table-cell table:style-name="Table2.A1" office:value-type="string">
            <text:p text:style-name="P22">-loop</text:p>
          </table:table-cell>
          <table:table-cell table:style-name="Table2.A1" office:value-type="string">
            <text:p text:style-name="P22">The argument specifies the delay between two consecutive invocations (runs) of the script in seconds. Without this argument, the script will be executed once (-count is then illegal) and immediately (providing a way to encapsulate a bunch of commands).</text:p>
          </table:table-cell>
        </table:table-row>
        <table:table-row>
          <table:table-cell table:style-name="Table2.A1" office:value-type="string">
            <text:p text:style-name="P22">-count</text:p>
          </table:table-cell>
          <table:table-cell table:style-name="Table2.A1" office:value-type="string">
            <text:p text:style-name="P22">Tells how many times the script should be run. Zero (the default) means infinitely (i.e., until explicitly aborted).</text:p>
          </table:table-cell>
        </table:table-row>
        <table:table-row>
          <table:table-cell table:style-name="Table2.A1" office:value-type="string">
            <text:p text:style-name="P22">-name</text:p>
          </table:table-cell>
          <table:table-cell table:style-name="Table2.A1" office:value-type="string">
            <text:p text:style-name="P22">Assigns a name (Id) to the script. If absent, the script will be assigned some standard Id (which will be shown to the user).</text:p>
          </table:table-cell>
        </table:table-row>
        <table:table-row>
          <table:table-cell table:style-name="Table2.A1" office:value-type="string">
            <text:p text:style-name="P22">filename</text:p>
          </table:table-cell>
          <table:table-cell table:style-name="Table2.A1" office:value-type="string">
            <text:p text:style-name="P22">This is the name of the file containing the script visible from the place where piter (or udaemon) has been called. This must be the last argument of the command.</text:p>
          </table:table-cell>
        </table:table-row>
        <text:soft-page-break/>
        <table:table-row>
          <table:table-cell table:style-name="Table2.A1" office:value-type="string">
            <text:p text:style-name="P22">-abort</text:p>
          </table:table-cell>
          <table:table-cell table:style-name="Table2.A1" office:value-type="string">
            <text:p text:style-name="P22">A request to abort the specified scripts (by Id). Arguments -loop, -count, and filename are illegal; -name can be used as an alternative way to provide the list of scripts Id's.</text:p>
          </table:table-cell>
        </table:table-row>
        <table:table-row>
          <table:table-cell table:style-name="Table2.A1" office:value-type="string">
            <text:p text:style-name="P22">-show</text:p>
          </table:table-cell>
          <table:table-cell table:style-name="Table2.A1" office:value-type="string">
            <text:p text:style-name="P22">Lists the scripts currently active with their Id's, delays, and remaining counts.</text:p>
          </table:table-cell>
        </table:table-row>
      </table:table>
      <text:p text:style-name="P20"/>
      <text:h text:style-name="Heading_20_1" text:outline-level="1">Interface commands</text:h>
      <text:p text:style-name="P1">These commands translate into sequences of byte that actually go to the node.</text:p>
      <text:p text:style-name="P5"><text:tab/>send<text:tab/>-ack yes|no</text:p>
      <text:p text:style-name="P5"><text:tab/><text:tab/>-response yes|no</text:p>
      <text:p text:style-name="P5"><text:tab/><text:tab/>-sequence seq</text:p>
      <text:p text:style-name="P5"><text:tab/><text:tab/>-opref<text:tab/>opref</text:p>
      <text:p text:style-name="P5"><text:tab/><text:tab/>-repeat count</text:p>
      <text:p text:style-name="P1"><text:tab/><text:tab/>list-of-values</text:p>
      <text:p text:style-name="P1">This command sends the list of raw byte values to the node framed as a formally valid command. The first byte from the list-of-values is used as the opcode and the remaining bytes are the payload. The dispatched sequence has this format:</text:p>
      <text:p text:style-name="P1"><text:tab/>seq 0 0 opcode opref nid nid payload</text:p>
      <text:p text:style-name="P1">All arguments are optional. Normally (this applies to all commands), the sequence and opref numbers are generated and incremented automatically (starting from 1 for the sequence number and 0 for opref). Also the ACK flags are set based on the defaults configured with control (see above). The arguments -ack through -repeat are ways to override the defaults and also force specific sequence numbers for the message. Note that hose sequence numbers (seq and opref) will not affect the standard sequence numbers maintained internally.</text:p>
      <text:p text:style-name="P19">Example:</text:p>
      <text:p text:style-name="P1"><text:tab/>send -ack yes -repeat 2 1 2 15</text:p>
      <text:p text:style-name="P1">The above sequence issues a command to get from the node the ESN and firmware version.</text:p>
      <text:p text:style-name="P1"><text:tab/>getparams<text:tab/>parameter-tags</text:p>
      <text:p text:style-name="P1">The command accepts the standard options (see send) plus these identifiers of node parameters (arbitrary unique abbreviations): -nodeid, -esn, -master, -netid, -tarp, -tarpcnt, -tagmgr, -audit, -autoack, -beacon, -version, -uptime, -memstat, -meminfo, -sniff. It issues a command (CMD_GET) to extract from the node the specified parameters.</text:p>
      <text:p text:style-name="P19">Example:</text:p>
      <text:p text:style-name="P1"><text:tab/>getparams -ack yes -repeat 2 -esn -version</text:p>
      <text:p text:style-name="P1">The above command is equivalent to the raw variant with send.</text:p>
      <text:p text:style-name="P1"><text:tab/>setparams<text:tab/>parameter-tags-and-values</text:p>
      <text:p text:style-name="P1"><text:soft-page-break/>The command identifies node parameters and their new values. Acceptable parameter tags (corresponding to the settable parameters of the node) are: -nodeid, -master, -netid, -tarplevel, -tarpslack, -tarprrec, -tarpfwd, -tarp, -tagmgr, -audit, -autoack, -beacon, -sniff. Each tag should be followed by a value.</text:p>
      <text:p text:style-name="P1"><text:span text:style-name="T5">A digression:</text:span> note that values (any values) can be expressions (in fact arbitrary sensible expressions acceptable by Tcl). Read section 3.1 from the OSS document for explanation.</text:p>
      <text:p text:style-name="P19">Example:</text:p>
      <text:p text:style-name="P1"><text:tab/>setparams -nodeid 13 -beacon 12 + 48</text:p>
      <text:p text:style-name="P1">Here is the command to retrieve the Tag association list:</text:p>
      <text:p text:style-name="P1"><text:tab/>getassoc -from index</text:p>
      <text:p text:style-name="P1">The argument is optional and defaults to zero. To set or clear the association list use:</text:p>
      <text:p text:style-name="P5"><text:tab/>setassoc -from index -mask mask -tags tag-list … -mask mask -tags …</text:p>
      <text:p text:style-name="P1"><text:tab/>setassoc -clear</text:p>
      <text:p text:style-name="P1">The -from index defaults to zero. The first variant sets the association list assuming that the last mask value applies to all subsequent tags, e.g.,</text:p>
      <text:p text:style-name="P1"><text:tab/>setassoc -mask 0x7 -tags 12 13 14 15 16 -mask 0xc0 24 25 26</text:p>
      <text:p text:style-name="P1">The variant with -clear clears the association list.</text:p>
      <text:h text:style-name="Heading_20_1" text:outline-level="1">Responses</text:h>
      <text:p text:style-name="P1">There are two non-trivial responses: node parameters (a response to getparams) and an association list (a response to getassoc). They are presented in a self-explanatory manner.</text:p>
      <text:h text:style-name="Heading_20_1" text:outline-level="1">Reports</text:h>
      <text:p text:style-name="P1">Events and log entri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9M10S</meta:editing-duration>
    <meta:editing-cycles>90</meta:editing-cycles>
    <meta:generator>OpenOffice/4.1.1$Win32 OpenOffice.org_project/411m6$Build-9775</meta:generator>
    <dc:date>2015-06-20T15:50:35.44</dc:date>
    <dc:creator>Pawel Gburzynski</dc:creator>
    <meta:document-statistic meta:table-count="2" meta:image-count="0" meta:object-count="0" meta:page-count="6" meta:paragraph-count="118" meta:word-count="2084" meta:character-count="12633"/>
    <meta:user-defined meta:name="Info 1"/>
    <meta:user-defined meta:name="Info 2"/>
    <meta:user-defined meta:name="Info 3"/>
    <meta:user-defined meta:name="Info 4"/>
  </office:meta>
</office:document-meta>
</file>